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cm" loext:contextual-spacing="false" fo:line-height="100%"/>
      <style:text-properties officeooo:paragraph-rsid="000c982b"/>
    </style:style>
    <style:style style:name="P2" style:family="paragraph" style:parent-style-name="Heading_20_2">
      <style:paragraph-properties fo:margin-top="0cm" fo:margin-bottom="0cm" loext:contextual-spacing="false" fo:line-height="100%"/>
      <style:text-properties fo:color="#ce181e" style:font-name="等线" fo:font-size="12pt" officeooo:paragraph-rsid="000c982b" style:font-name-asian="等线1" style:font-size-asian="12pt" style:font-size-complex="12pt"/>
    </style:style>
    <style:style style:name="P3" style:family="paragraph" style:parent-style-name="Heading_20_2">
      <style:paragraph-properties fo:margin-top="0cm" fo:margin-bottom="0cm" loext:contextual-spacing="false" fo:line-height="100%"/>
      <style:text-properties fo:color="#ce181e" style:font-name="等线" fo:font-size="12pt" officeooo:rsid="00125b17" officeooo:paragraph-rsid="00125b17" style:letter-kerning="false" fo:background-color="#fff200" style:font-name-asian="等线1" style:font-size-asian="12pt" style:font-name-complex="宋体1" style:font-size-complex="12pt"/>
    </style:style>
    <style:style style:name="P4" style:family="paragraph" style:parent-style-name="Heading_20_2">
      <style:paragraph-properties fo:margin-top="0cm" fo:margin-bottom="0cm" loext:contextual-spacing="false" fo:line-height="100%"/>
      <style:text-properties fo:color="#ce181e" style:font-name="等线" fo:font-size="12pt" officeooo:rsid="00125b17" officeooo:paragraph-rsid="00125b17" style:letter-kerning="false" fo:background-color="transparent" style:font-name-asian="等线1" style:font-size-asian="12pt" style:font-name-complex="宋体1" style:font-size-complex="12pt"/>
    </style:style>
    <style:style style:name="P5" style:family="paragraph" style:parent-style-name="Heading_20_3">
      <style:paragraph-properties fo:margin-top="0cm" fo:margin-bottom="0cm" loext:contextual-spacing="false" fo:line-height="100%"/>
      <style:text-properties officeooo:paragraph-rsid="000c982b"/>
    </style:style>
    <style:style style:name="P6" style:family="paragraph" style:parent-style-name="Heading_20_1">
      <style:paragraph-properties fo:margin-top="0cm" fo:margin-bottom="0cm" loext:contextual-spacing="false" fo:line-height="100%"/>
      <style:text-properties officeooo:paragraph-rsid="000c982b" style:font-name-asian="等线1"/>
    </style:style>
    <style:style style:name="P7" style:family="paragraph" style:parent-style-name="Heading_20_1">
      <style:paragraph-properties fo:margin-top="0cm" fo:margin-bottom="0cm" loext:contextual-spacing="false" fo:line-height="100%"/>
      <style:text-properties fo:color="#ed1c24" style:font-name="宋体" fo:font-size="12pt" officeooo:paragraph-rsid="000c982b" style:letter-kerning="false" style:font-name-asian="宋体1" style:font-size-asian="12pt" style:font-name-complex="宋体1" style:font-size-complex="12pt"/>
    </style:style>
    <style:style style:name="P8" style:family="paragraph" style:parent-style-name="Heading_20_1">
      <style:paragraph-properties fo:margin-top="0cm" fo:margin-bottom="0cm" loext:contextual-spacing="false" fo:line-height="100%"/>
      <style:text-properties fo:color="#ed1c24" style:font-name="宋体" fo:font-size="12pt" officeooo:rsid="00125b17" officeooo:paragraph-rsid="00125b17" style:letter-kerning="false" fo:background-color="#fff200" style:font-name-asian="宋体1" style:font-size-asian="12pt" style:font-name-complex="宋体1" style:font-size-complex="12pt"/>
    </style:style>
    <style:style style:name="P9" style:family="paragraph" style:parent-style-name="Heading_20_1">
      <style:paragraph-properties fo:margin-top="0cm" fo:margin-bottom="0cm" loext:contextual-spacing="false" fo:line-height="100%"/>
      <style:text-properties fo:color="#ce181e" style:font-name="等线" fo:font-size="12pt" officeooo:rsid="00125b17" officeooo:paragraph-rsid="00125b17" style:letter-kerning="false" style:font-name-asian="等线1" style:font-size-asian="12pt" style:font-name-complex="宋体1" style:font-size-complex="12pt"/>
    </style:style>
    <style:style style:name="P10" style:family="paragraph" style:parent-style-name="Heading_20_1">
      <style:paragraph-properties fo:margin-top="0cm" fo:margin-bottom="0cm" loext:contextual-spacing="false" fo:line-height="100%"/>
      <style:text-properties fo:color="#ce181e" style:font-name="等线" fo:font-size="12pt" officeooo:rsid="00125b17" officeooo:paragraph-rsid="00125b17" style:letter-kerning="false" fo:background-color="#fff200" style:font-name-asian="等线1" style:font-size-asian="12pt" style:font-name-complex="宋体1" style:font-size-complex="12pt"/>
    </style:style>
    <style:style style:name="P11" style:family="paragraph" style:parent-style-name="Heading_20_1">
      <style:paragraph-properties fo:margin-top="0cm" fo:margin-bottom="0cm" loext:contextual-spacing="false" fo:line-height="100%"/>
      <style:text-properties fo:color="#ce181e" style:font-name="等线" fo:font-size="12pt" officeooo:rsid="00125b17" officeooo:paragraph-rsid="0017d3d8" style:letter-kerning="false" fo:background-color="#fff200" style:font-name-asian="等线1" style:font-size-asian="12pt" style:font-name-complex="宋体1" style:font-size-complex="12pt"/>
    </style:style>
    <style:style style:name="P12" style:family="paragraph" style:parent-style-name="Heading_20_1">
      <style:paragraph-properties fo:margin-top="0cm" fo:margin-bottom="0cm" loext:contextual-spacing="false" fo:line-height="100%"/>
      <style:text-properties fo:color="#ce181e" style:font-name="等线" fo:font-size="12pt" officeooo:rsid="00125b17" officeooo:paragraph-rsid="00199914" style:letter-kerning="false" fo:background-color="#fff200" style:font-name-asian="等线1" style:font-size-asian="12pt" style:font-name-complex="宋体1" style:font-size-complex="12pt"/>
    </style:style>
    <style:style style:name="P13" style:family="paragraph" style:parent-style-name="Heading_20_1">
      <style:paragraph-properties fo:margin-top="0cm" fo:margin-bottom="0cm" loext:contextual-spacing="false" fo:line-height="100%"/>
      <style:text-properties fo:color="#ce181e" style:font-name="等线" fo:font-size="12pt" officeooo:rsid="00125b17" officeooo:paragraph-rsid="00125b17" style:letter-kerning="false" fo:background-color="transparent" style:font-name-asian="等线1" style:font-size-asian="12pt" style:font-name-complex="宋体1" style:font-size-complex="12pt"/>
    </style:style>
    <style:style style:name="P14" style:family="paragraph" style:parent-style-name="Heading_20_1">
      <style:paragraph-properties fo:margin-top="0cm" fo:margin-bottom="0cm" loext:contextual-spacing="false" fo:line-height="100%"/>
      <style:text-properties fo:color="#ce181e" style:font-name="等线" fo:font-size="12pt" officeooo:rsid="00125b17" officeooo:paragraph-rsid="0017d3d8" style:letter-kerning="false" fo:background-color="transparent" style:font-name-asian="等线1" style:font-size-asian="12pt" style:font-name-complex="宋体1" style:font-size-complex="12pt"/>
    </style:style>
    <style:style style:name="P15" style:family="paragraph" style:parent-style-name="Heading_20_1">
      <style:paragraph-properties fo:margin-top="0cm" fo:margin-bottom="0cm" loext:contextual-spacing="false" fo:line-height="100%"/>
      <style:text-properties fo:color="#ce181e" style:font-name="等线" fo:font-size="12pt" officeooo:rsid="00125b17" officeooo:paragraph-rsid="00199914" style:letter-kerning="false" fo:background-color="transparent" style:font-name-asian="等线1" style:font-size-asian="12pt" style:font-name-complex="宋体1" style:font-size-complex="12pt"/>
    </style:style>
    <style:style style:name="P16" style:family="paragraph" style:parent-style-name="Heading_20_1">
      <style:paragraph-properties fo:margin-top="0cm" fo:margin-bottom="0cm" loext:contextual-spacing="false" fo:line-height="100%"/>
      <style:text-properties fo:color="#182f7c" style:font-name="宋体" officeooo:paragraph-rsid="000c982b" style:letter-kerning="false" style:font-name-asian="宋体1" style:font-name-complex="宋体1" style:font-size-complex="10.5pt"/>
    </style:style>
    <style:style style:name="P17" style:family="paragraph" style:parent-style-name="Standard">
      <style:paragraph-properties fo:margin-left="0cm" fo:margin-right="0cm" fo:text-indent="0.741cm" style:auto-text-indent="false"/>
      <style:text-properties fo:color="#000000" officeooo:paragraph-rsid="000c982b" style:letter-kerning="false" style:font-name-asian="等线1" style:font-name-complex="新宋体" style:font-size-complex="10.5pt"/>
    </style:style>
    <style:style style:name="P18" style:family="paragraph" style:parent-style-name="Standard">
      <style:paragraph-properties fo:margin-left="0cm" fo:margin-right="0cm" fo:text-indent="0.741cm" style:auto-text-indent="false"/>
      <style:text-properties fo:color="#ce181e" officeooo:paragraph-rsid="000c982b" style:letter-kerning="false" style:font-name-asian="等线1" style:font-name-complex="新宋体" style:font-size-complex="10.5pt"/>
    </style:style>
    <style:style style:name="P19" style:family="paragraph" style:parent-style-name="Standard">
      <style:paragraph-properties fo:margin-left="0cm" fo:margin-right="0cm" fo:text-indent="0.741cm" style:auto-text-indent="false"/>
      <style:text-properties fo:color="#ce181e" officeooo:paragraph-rsid="000eebfd" style:letter-kerning="false" style:font-name-asian="等线1" style:font-name-complex="新宋体" style:font-size-complex="10.5pt"/>
    </style:style>
    <style:style style:name="P20" style:family="paragraph" style:parent-style-name="Standard">
      <style:paragraph-properties fo:margin-left="0cm" fo:margin-right="0cm" fo:text-indent="0.741cm" style:auto-text-indent="false"/>
      <style:text-properties fo:color="#ce181e" officeooo:paragraph-rsid="0010467a" style:letter-kerning="false" style:font-name-asian="等线1" style:font-name-complex="新宋体" style:font-size-complex="10.5pt"/>
    </style:style>
    <style:style style:name="P21" style:family="paragraph" style:parent-style-name="Standard">
      <style:paragraph-properties fo:margin-left="1.482cm" fo:margin-right="0cm" fo:text-indent="0.741cm" style:auto-text-indent="false"/>
      <style:text-properties fo:color="#000000" officeooo:paragraph-rsid="000c982b" style:letter-kerning="false" style:font-name-asian="等线1" style:font-name-complex="新宋体" style:font-size-complex="10.5pt"/>
    </style:style>
    <style:style style:name="P22" style:family="paragraph" style:parent-style-name="Standard">
      <style:paragraph-properties fo:margin-left="0.741cm" fo:margin-right="0cm" fo:text-indent="0.741cm" style:auto-text-indent="false"/>
      <style:text-properties fo:color="#000000" officeooo:paragraph-rsid="000c982b" style:letter-kerning="false" style:font-name-asian="等线1" style:font-name-complex="新宋体" style:font-size-complex="10.5pt"/>
    </style:style>
    <style:style style:name="P23" style:family="paragraph" style:parent-style-name="Standard">
      <style:text-properties fo:color="#000000" officeooo:paragraph-rsid="000c982b" style:letter-kerning="false" style:font-name-asian="等线1" style:font-name-complex="新宋体" style:font-size-complex="10.5pt"/>
    </style:style>
    <style:style style:name="P24" style:family="paragraph" style:parent-style-name="Standard">
      <style:paragraph-properties fo:margin-left="2.117cm" fo:margin-right="0cm" fo:text-indent="0.106cm" style:auto-text-indent="false"/>
      <style:text-properties fo:color="#000000" officeooo:paragraph-rsid="000c982b" style:letter-kerning="false" style:font-name-asian="等线1" style:font-name-complex="新宋体" style:font-size-complex="10.5pt"/>
    </style:style>
    <style:style style:name="P25" style:family="paragraph" style:parent-style-name="Standard">
      <style:paragraph-properties fo:margin-left="1.374cm" fo:margin-right="0cm" fo:text-indent="0.741cm" style:auto-text-indent="false"/>
      <style:text-properties fo:color="#000000" officeooo:paragraph-rsid="000c982b" style:letter-kerning="false" style:font-name-asian="等线1" style:font-name-complex="新宋体" style:font-size-complex="10.5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ce181e" officeooo:paragraph-rsid="000c982b" style:letter-kerning="false" style:font-name-asian="等线1" style:font-name-complex="新宋体" style:font-size-complex="10.5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ce181e" officeooo:paragraph-rsid="0017d3d8" style:letter-kerning="false" style:font-name-asian="等线1" style:font-name-complex="新宋体" style:font-size-complex="10.5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officeooo:paragraph-rsid="000c982b" style:letter-kerning="false" style:font-name-asian="等线1" style:font-name-complex="新宋体" style:font-size-complex="10.5pt"/>
    </style:style>
    <style:style style:name="P29" style:family="paragraph" style:parent-style-name="Standard">
      <style:paragraph-properties fo:margin-left="0.741cm" fo:margin-right="0cm" fo:text-indent="0cm" style:auto-text-indent="false"/>
      <style:text-properties fo:color="#ce181e" officeooo:paragraph-rsid="000c982b" style:letter-kerning="false" style:font-name-asian="等线1" style:font-name-complex="新宋体" style:font-size-complex="10.5pt"/>
    </style:style>
    <style:style style:name="P30" style:family="paragraph" style:parent-style-name="Heading_20_1">
      <style:paragraph-properties fo:margin-top="0cm" fo:margin-bottom="0cm" loext:contextual-spacing="false" fo:line-height="100%"/>
      <style:text-properties fo:color="#ce181e" style:font-name="等线" fo:font-size="12pt" officeooo:rsid="00125b17" officeooo:paragraph-rsid="00199914" style:letter-kerning="false" fo:background-color="#ffffff" style:font-name-asian="等线1" style:font-size-asian="12pt" style:font-name-complex="宋体1" style:font-size-complex="12pt"/>
    </style:style>
    <style:style style:name="P31" style:family="paragraph" style:parent-style-name="Heading_20_1">
      <style:paragraph-properties fo:margin-top="0cm" fo:margin-bottom="0cm" loext:contextual-spacing="false" fo:line-height="100%"/>
      <style:text-properties fo:color="#ce181e" style:font-name="等线" fo:font-size="12pt" officeooo:rsid="00125b17" officeooo:paragraph-rsid="00199914" style:letter-kerning="false" fo:background-color="#fff200" style:font-name-asian="等线1" style:font-size-asian="12pt" style:font-name-complex="宋体1" style:font-size-complex="12pt"/>
    </style:style>
    <style:style style:name="P32" style:family="paragraph" style:parent-style-name="List_20_Paragraph" style:list-style-name="WWNum19">
      <style:text-properties fo:color="#000000" officeooo:paragraph-rsid="000c982b" style:letter-kerning="false" style:font-name-asian="等线1" style:font-name-complex="新宋体" style:font-size-complex="10.5pt"/>
    </style:style>
    <style:style style:name="P33" style:family="paragraph" style:parent-style-name="List_20_Paragraph" style:list-style-name="WWNum20">
      <style:text-properties fo:color="#000000" officeooo:paragraph-rsid="000c982b" style:letter-kerning="false" style:font-name-asian="等线1" style:font-name-complex="新宋体" style:font-size-complex="10.5pt"/>
    </style:style>
    <style:style style:name="P34" style:family="paragraph" style:parent-style-name="List_20_Paragraph" style:list-style-name="WWNum21">
      <style:text-properties fo:color="#000000" officeooo:paragraph-rsid="000c982b" style:letter-kerning="false" style:font-name-asian="等线1" style:font-name-complex="新宋体" style:font-size-complex="10.5pt"/>
    </style:style>
    <style:style style:name="P35" style:family="paragraph" style:parent-style-name="List_20_Paragraph" style:list-style-name="WWNum22">
      <style:text-properties fo:color="#000000" officeooo:paragraph-rsid="000c982b" style:letter-kerning="false" style:font-name-asian="等线1" style:font-name-complex="新宋体" style:font-size-complex="10.5pt"/>
    </style:style>
    <style:style style:name="P36" style:family="paragraph" style:parent-style-name="List_20_Paragraph" style:list-style-name="WWNum23">
      <style:text-properties fo:color="#000000" officeooo:paragraph-rsid="000c982b" style:letter-kerning="false" style:font-name-asian="等线1" style:font-name-complex="新宋体" style:font-size-complex="10.5pt"/>
    </style:style>
    <style:style style:name="P37" style:family="paragraph" style:parent-style-name="List_20_Paragraph" style:list-style-name="WWNum24">
      <style:text-properties fo:color="#000000" officeooo:paragraph-rsid="000c982b" style:letter-kerning="false" style:font-name-asian="等线1" style:font-name-complex="新宋体" style:font-size-complex="10.5pt"/>
    </style:style>
    <style:style style:name="T1" style:family="text">
      <style:text-properties fo:color="#000000" style:font-name="等线" style:letter-kerning="false" style:font-name-asian="等线1" style:font-name-complex="新宋体" style:font-size-complex="10.5pt"/>
    </style:style>
    <style:style style:name="T2" style:family="text">
      <style:text-properties fo:color="#000000" style:font-name="等线" officeooo:rsid="000c982b" style:letter-kerning="false" style:font-name-asian="等线1" style:font-name-complex="新宋体" style:font-size-complex="10.5pt"/>
    </style:style>
    <style:style style:name="T3" style:family="text">
      <style:text-properties style:font-name-asian="等线1"/>
    </style:style>
    <style:style style:name="T4" style:family="text">
      <style:text-properties officeooo:rsid="000c982b" style:font-name-asian="等线1"/>
    </style:style>
    <style:style style:name="T5" style:family="text">
      <style:text-properties style:font-name="等线" style:font-name-asian="等线1"/>
    </style:style>
    <style:style style:name="T6" style:family="text">
      <style:text-properties style:font-name="等线" officeooo:rsid="000c982b" style:font-name-asian="等线1"/>
    </style:style>
    <style:style style:name="T7" style:family="text">
      <style:text-properties officeooo:rsid="000c982b"/>
    </style:style>
    <style:style style:name="T8" style:family="text">
      <style:text-properties fo:color="#ce181e" style:font-name="等线" style:font-name-asian="等线1"/>
    </style:style>
    <style:style style:name="T9" style:family="text">
      <style:text-properties officeooo:rsid="0017d3d8"/>
    </style:style>
    <style:style style:name="T10" style:family="text">
      <style:text-properties fo:background-color="#fff200" loext:char-shading-value="0"/>
    </style:style>
    <style:style style:name="T11" style:family="text">
      <style:text-properties officeooo:rsid="0017d3d8" fo:background-color="#fff200" loext:char-shading-value="0"/>
    </style:style>
    <style:style style:name="T12" style:family="text">
      <style:text-properties officeooo:rsid="00199914"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二、语句</text:h>
      <text:h text:style-name="P1" text:outline-level="2"><text:span text:style-name="T6">1.</text:span><text:span text:style-name="T5">行</text:span></text:h>
      <text:list xml:id="list1392156784" text:style-name="WWNum19">
        <text:list-item>
          <text:p text:style-name="P32">物理行：程序员编写代码的行。</text:p>
        </text:list-item>
        <text:list-item>
          <text:p text:style-name="P32">逻辑行：python解释器需要执行的指令。</text:p>
        </text:list-item>
        <text:list-item>
          <text:p text:style-name="P32">建议一个逻辑行在一个物理行上。</text:p>
        </text:list-item>
        <text:list-item>
          <text:p text:style-name="P32">如果一个物理行中使用多个逻辑行，需要使用分号；隔开。</text:p>
        </text:list-item>
      </text:list>
      <text:p text:style-name="P17">5. <text:s/>如果逻辑行过长，可以使用隐式换行或显式换行。</text:p>
      <text:p text:style-name="P21">隐式换行：所有括号的内容换行,称为隐式换行</text:p>
      <text:p text:style-name="P17"><text:s text:c="3"/><text:tab/><text:tab/><text:tab/>括号包括: <text:s/>() <text:s/>[] <text:s text:c="2"/>{} 三种</text:p>
      <text:p text:style-name="P21">显式换行：通过折行符 \ (反斜杠)换行，必须放在一行的末尾，目的是告诉解释器,下一行也是本行的语句。 </text:p>
      <text:p text:style-name="P26">"""</text:p>
      <text:p text:style-name="P26"><text:s text:c="4"/>行</text:p>
      <text:p text:style-name="P26">"""</text:p>
      <text:p text:style-name="P26"/>
      <text:p text:style-name="P26"># 三个物理行，三个逻辑行</text:p>
      <text:p text:style-name="P26">a = 1</text:p>
      <text:p text:style-name="P26">b = a + 2</text:p>
      <text:p text:style-name="P26">c = a + b</text:p>
      <text:p text:style-name="P26"/>
      <text:p text:style-name="P26"># 一个物理行，三个逻辑行（不建议）</text:p>
      <text:p text:style-name="P26">a = 1;b = a + 2;c = a + b</text:p>
      <text:p text:style-name="P26"/>
      <text:p text:style-name="P26"># 一个物理行，一个逻辑行</text:p>
      <text:p text:style-name="P26">d = 1 + 2 +3 + 4</text:p>
      <text:p text:style-name="P26"># 一个物理行，两个逻辑行</text:p>
      <text:p text:style-name="P26"># \ 表示折行符</text:p>
      <text:p text:style-name="P26">d = 1 + 2 \</text:p>
      <text:p text:style-name="P26"><text:s text:c="4"/>+3 + 4</text:p>
      <text:p text:style-name="P26"/>
      <text:p text:style-name="P26"># 四个物理行，一个逻辑行</text:p>
      <text:p text:style-name="P26">d = (1 +</text:p>
      <text:p text:style-name="P26"><text:s text:c="5"/>2 +</text:p>
      <text:p text:style-name="P26"><text:s text:c="5"/>3 +</text:p>
      <text:p text:style-name="P26"><text:s text:c="5"/>4)</text:p>
      <text:h text:style-name="P1" text:outline-level="2"><text:span text:style-name="T6">2.</text:span><text:span text:style-name="T5">pass 语句</text:span></text:h>
      <text:p text:style-name="P17">通常用来填充语法空白。</text:p>
      <text:h text:style-name="P1" text:outline-level="2"><text:soft-page-break/><text:span text:style-name="T6">3.</text:span><text:span text:style-name="T5">选择语句</text:span></text:h>
      <text:h text:style-name="P2" text:outline-level="2">"""</text:h>
      <text:h text:style-name="P2" text:outline-level="2"><text:s text:c="4"/>选择语句</text:h>
      <text:h text:style-name="P2" text:outline-level="2"><text:s text:c="4"/>练习:exercise01.py</text:h>
      <text:h text:style-name="P2" text:outline-level="2"><text:s text:c="8"/>exercise02.py</text:h>
      <text:h text:style-name="P2" text:outline-level="2"><text:s text:c="8"/>exercise03.py</text:h>
      <text:h text:style-name="P2" text:outline-level="2"><text:s text:c="8"/>exercise04.py</text:h>
      <text:h text:style-name="P2" text:outline-level="2"><text:s text:c="8"/>exercise05.py</text:h>
      <text:h text:style-name="P2" text:outline-level="2"><text:s text:c="8"/>exercise06.py</text:h>
      <text:h text:style-name="P2" text:outline-level="2">"""</text:h>
      <text:h text:style-name="P5" text:outline-level="3"><text:span text:style-name="T3">（</text:span><text:span text:style-name="T4">1</text:span><text:span text:style-name="T3">）If elif else 语句</text:span></text:h>
      <text:list xml:id="list1956998408" text:style-name="WWNum20">
        <text:list-item>
          <text:p text:style-name="P33">作用:</text:p>
        </text:list-item>
      </text:list>
      <text:p text:style-name="P17"><text:s text:c="4"/><text:tab/>让程序根据条件选择性的执行语句。</text:p>
      <text:list xml:id="list210344576679458" text:continue-numbering="true" text:style-name="WWNum20">
        <text:list-item>
          <text:p text:style-name="P33">语法:</text:p>
        </text:list-item>
      </text:list>
      <text:p text:style-name="P22"><text:s text:c="4"/>if 条件1:</text:p>
      <text:p text:style-name="P22"><text:s text:c="8"/>语句块1</text:p>
      <text:p text:style-name="P22"><text:s text:c="4"/>elif 条件2:</text:p>
      <text:p text:style-name="P22"><text:s text:c="8"/>语句块2</text:p>
      <text:p text:style-name="P22"><text:s text:c="4"/>else:</text:p>
      <text:p text:style-name="P22"><text:s text:c="8"/>语句块3</text:p>
      <text:list xml:id="list210345104889410" text:continue-numbering="true" text:style-name="WWNum20">
        <text:list-item>
          <text:p text:style-name="P33">说明:</text:p>
        </text:list-item>
      </text:list>
      <text:p text:style-name="P22"><text:s text:c="4"/>elif 子句可以有0个或多个。</text:p>
      <text:p text:style-name="P22"><text:s text:c="4"/>else 子句可以有0个或1个，且只能放在if语句的最后。</text:p>
      <text:p text:style-name="P29">sex = input("请输入性别：")</text:p>
      <text:p text:style-name="P29">if sex == "男":</text:p>
      <text:p text:style-name="P29"><text:s text:c="4"/>print("您好，先生！")</text:p>
      <text:p text:style-name="P29">elif sex == "女":</text:p>
      <text:p text:style-name="P29"><text:s text:c="4"/>print("您好，女士！")</text:p>
      <text:p text:style-name="P29">else:</text:p>
      <text:p text:style-name="P29"><text:s text:c="4"/>print("性别未知")</text:p>
      <text:p text:style-name="P29"/>
      <text:p text:style-name="P29">print("后续逻辑")</text:p>
      <text:p text:style-name="P29"/>
      <text:p text:style-name="P29"># 调试：让程序中断，逐语句执行。</text:p>
      <text:p text:style-name="P29"># <text:s text:c="2"/>　--　目的：审查程序运行时变量取值</text:p>
      <text:p text:style-name="P29"># <text:s text:c="12"/>审查程序运行的流程</text:p>
      <text:p text:style-name="P29"># <text:s text:c="4"/>--　步骤：</text:p>
      <text:p text:style-name="P29"># <text:s text:c="11"/>1. 加断点(可能出错的行)</text:p>
      <text:p text:style-name="P29"># <text:s text:c="11"/>2. 调试运行 <text:s/>Ｓｈｉｆｔ＋Ｆ９</text:p>
      <text:p text:style-name="P29"># <text:s text:c="11"/>3. <text:s/>执行一行　F8</text:p>
      <text:p text:style-name="P29"># <text:s text:c="11"/>４. 停止　Ctrl +F2</text:p>
      <text:h text:style-name="P5" text:outline-level="3"><text:span text:style-name="T3">（</text:span><text:span text:style-name="T4">2</text:span><text:span text:style-name="T3">）if 语句的真值表达式</text:span></text:h>
      <text:p text:style-name="P17">if 100:</text:p>
      <text:p text:style-name="P23"><text:s text:c="8"/>print("真值")</text:p>
      <text:p text:style-name="P17"><text:soft-page-break/>等同于</text:p>
      <text:p text:style-name="P17">if bool(100):</text:p>
      <text:p text:style-name="P17"><text:s text:c="4"/>print("真值")</text:p>
      <text:p text:style-name="P19">"""</text:p>
      <text:p text:style-name="P19"><text:s text:c="4"/>真值表达式</text:p>
      <text:p text:style-name="P19"><text:s text:c="8"/>if 数据:</text:p>
      <text:p text:style-name="P19"><text:s text:c="12"/>语句</text:p>
      <text:p text:style-name="P19"><text:s text:c="8"/>本质就是使用bool函数操作数据</text:p>
      <text:p text:style-name="P20">"""</text:p>
      <text:p text:style-name="P20"># 1. 真值表达式</text:p>
      <text:p text:style-name="P20">if "a":</text:p>
      <text:p text:style-name="P20"><text:s text:c="4"/># if bool("a"):</text:p>
      <text:p text:style-name="P20"><text:s text:c="4"/>print("真值")</text:p>
      <text:p text:style-name="P20"/>
      <text:p text:style-name="P20">str_input = input("请输入：")</text:p>
      <text:p text:style-name="P20">if str_input:</text:p>
      <text:p text:style-name="P20"><text:s text:c="4"/>print("输入的字符串不是空的")</text:p>
      <text:h text:style-name="P5" text:outline-level="3"><text:span text:style-name="T3">（</text:span><text:span text:style-name="T4">3</text:span><text:span text:style-name="T3">）条件表达式</text:span></text:h>
      <text:p text:style-name="P17"><text:s text:c="2"/>语法：变量 = 结果1 if 条件 else 结果2</text:p>
      <text:p text:style-name="P17"><text:s text:c="2"/>作用：根据条件(True/False) 来决定返回结果1还是结果2。</text:p>
      <text:p text:style-name="P20">"""</text:p>
      <text:p text:style-name="P20"><text:s text:c="4"/>条件表达式</text:p>
      <text:p text:style-name="P20"/>
      <text:p text:style-name="P20"><text:s text:c="4"/>练习:exercise07.py</text:p>
      <text:p text:style-name="P20">"""</text:p>
      <text:p text:style-name="P18"># 2. <text:s/>条件表达式:有选择性的为变量进行赋值</text:p>
      <text:p text:style-name="P18"># sex = None</text:p>
      <text:p text:style-name="P18"># if input("请输入性别:") == "男":</text:p>
      <text:p text:style-name="P18"># <text:s text:c="4"/>sex = 1</text:p>
      <text:p text:style-name="P18"># else:</text:p>
      <text:p text:style-name="P18"># <text:s text:c="4"/>sex = 0</text:p>
      <text:p text:style-name="P18"># print(sex)</text:p>
      <text:p text:style-name="P18">sex = 1 if input("请输入性别:") == "男" else 0</text:p>
      <text:p text:style-name="P18">print(sex)</text:p>
      <text:p text:style-name="P18"/>
      <text:h text:style-name="P1" text:outline-level="2"><text:span text:style-name="T2">4.</text:span><text:span text:style-name="T1">循环语句</text:span></text:h>
      <text:h text:style-name="P5" text:outline-level="3">（<text:span text:style-name="T7">1</text:span>）while语句</text:h>
      <text:list xml:id="list910660157" text:style-name="WWNum21">
        <text:list-item>
          <text:p text:style-name="P34">作用: </text:p>
        </text:list-item>
      </text:list>
      <text:p text:style-name="P24">可以让一段代码满足条件，重复执行。</text:p>
      <text:list xml:id="list210343618873074" text:continue-numbering="true" text:style-name="WWNum21">
        <text:list-item>
          <text:p text:style-name="P34">语法:</text:p>
        </text:list-item>
      </text:list>
      <text:p text:style-name="P21">while 条件:</text:p>
      <text:p text:style-name="P22"><text:s text:c="8"/>满足条件执行的语句</text:p>
      <text:p text:style-name="P22"><text:s text:c="4"/>else:</text:p>
      <text:p text:style-name="P22"><text:s text:c="8"/>不满足条件执行的语句</text:p>
      <text:list xml:id="list210343915328106" text:continue-numbering="true" text:style-name="WWNum21">
        <text:list-item>
          <text:p text:style-name="P34">说明:</text:p>
        </text:list-item>
      </text:list>
      <text:p text:style-name="P22"><text:s text:c="4"/>else子句可以省略。</text:p>
      <text:p text:style-name="P22"><text:s text:c="4"/>在循环体内用break终止循环时,else子句不执行。</text:p>
      <text:p text:style-name="P29"><text:soft-page-break/>"""</text:p>
      <text:p text:style-name="P29"><text:s text:c="4"/>循环语句</text:p>
      <text:p text:style-name="P29"><text:s text:c="8"/>while 条件:</text:p>
      <text:p text:style-name="P29"><text:s text:c="12"/>循环体</text:p>
      <text:p text:style-name="P29"><text:s text:c="4"/>练习:exercise08.py</text:p>
      <text:p text:style-name="P29">"""</text:p>
      <text:p text:style-name="P29"/>
      <text:p text:style-name="P29"># 死循环：循环条件永远是满足的。</text:p>
      <text:p text:style-name="P29">while True:</text:p>
      <text:p text:style-name="P29"><text:s text:c="4"/>usd = int(input("请输入美元："))</text:p>
      <text:p text:style-name="P29"><text:s text:c="4"/>print(usd * 6.9)</text:p>
      <text:p text:style-name="P29"><text:s text:c="4"/>if input("输入q键退出:"):</text:p>
      <text:p text:style-name="P29"><text:s text:c="8"/>break <text:s/># 退出循环体</text:p>
      <text:p text:style-name="P29">"""</text:p>
      <text:p text:style-name="P29"><text:s text:c="4"/>while 计数</text:p>
      <text:p text:style-name="P29"><text:s text:c="4"/>练习：exercise09.py</text:p>
      <text:p text:style-name="P29">"""</text:p>
      <text:p text:style-name="P29"/>
      <text:p text:style-name="P29"># 需求:执行三次</text:p>
      <text:p text:style-name="P29"/>
      <text:p text:style-name="P29">count = 0</text:p>
      <text:p text:style-name="P29">while count &lt; 3: <text:s/># 0 <text:s/>1 <text:s/>2</text:p>
      <text:p text:style-name="P29"><text:s text:c="4"/>count += 1</text:p>
      <text:p text:style-name="P29"><text:s text:c="4"/>usd = int(input("请输入美元："))</text:p>
      <text:p text:style-name="P29"><text:s text:c="4"/>print(usd * 6.9)</text:p>
      <text:h text:style-name="P5" text:outline-level="3"><text:span text:style-name="T3">（</text:span><text:span text:style-name="T4">2</text:span><text:span text:style-name="T3">）for 语句</text:span></text:h>
      <text:list xml:id="list2253291226" text:style-name="WWNum22">
        <text:list-item>
          <text:p text:style-name="P35">作用:</text:p>
        </text:list-item>
      </text:list>
      <text:p text:style-name="P22"><text:s text:c="4"/>用来遍历可迭代对象的数据元素。</text:p>
      <text:p text:style-name="P21">可迭代对象是指能依次获取数据元素的对象，例如：容器类型。</text:p>
      <text:list xml:id="list210345375904222" text:continue-numbering="true" text:style-name="WWNum22">
        <text:list-item>
          <text:p text:style-name="P35">语法:</text:p>
        </text:list-item>
      </text:list>
      <text:p text:style-name="P22"><text:s text:c="4"/>for 变量列表 in 可迭代对象:</text:p>
      <text:p text:style-name="P22"><text:s text:c="8"/>语句块1</text:p>
      <text:p text:style-name="P22"><text:s text:c="4"/>else:</text:p>
      <text:p text:style-name="P22"><text:s text:c="8"/>语句块2</text:p>
      <text:list xml:id="list210343737139564" text:continue-numbering="true" text:style-name="WWNum22">
        <text:list-item>
          <text:p text:style-name="P35">说明:</text:p>
        </text:list-item>
      </text:list>
      <text:p text:style-name="P22"><text:s text:c="4"/>else子句可以省略。</text:p>
      <text:p text:style-name="P22"><text:s text:c="4"/>在循环体内用break终止循环时,else子句不执行。</text:p>
      <text:p text:style-name="P26">"""</text:p>
      <text:p text:style-name="P26"><text:s text:c="4"/>for: 适合执行预定次数。</text:p>
      <text:p text:style-name="P26"><text:s text:c="4"/>while:适合根据条件循环执行。</text:p>
      <text:p text:style-name="P26"><text:s text:c="4"/>练习:exercise<text:span text:style-name="T9">10</text:span>.py</text:p>
      <text:p text:style-name="P26"><text:s text:c="8"/>exercise<text:span text:style-name="T9">11</text:span>.py</text:p>
      <text:p text:style-name="P26"><text:s text:c="8"/>exercise<text:span text:style-name="T9">12</text:span>.py</text:p>
      <text:p text:style-name="P26">"""</text:p>
      <text:p text:style-name="P26"/>
      <text:p text:style-name="P26"># for 变量 in 可迭代对象:</text:p>
      <text:p text:style-name="P26"># <text:s text:c="4"/>循环体</text:p>
      <text:p text:style-name="P26"><text:soft-page-break/></text:p>
      <text:p text:style-name="P26">str01 = "我叫苏大强!"</text:p>
      <text:p text:style-name="P26"/>
      <text:p text:style-name="P26"># item 存储的是字符串中每个字符的地址</text:p>
      <text:p text:style-name="P26">for item in str01:</text:p>
      <text:p text:style-name="P26"><text:s text:c="4"/>print(id(item))</text:p>
      <text:p text:style-name="P28"/>
      <text:h text:style-name="P5" text:outline-level="3"><text:span text:style-name="T3">（</text:span><text:span text:style-name="T4">3</text:span><text:span text:style-name="T3">）range 函数</text:span></text:h>
      <text:list xml:id="list3738356189" text:style-name="WWNum23">
        <text:list-item>
          <text:p text:style-name="P36">作用:</text:p>
        </text:list-item>
      </text:list>
      <text:p text:style-name="P17"><text:s text:c="4"/><text:tab/>用来创建一个生成一系列整数的可迭代对象(也叫整数序列生成器)。</text:p>
      <text:list xml:id="list210343545612090" text:continue-numbering="true" text:style-name="WWNum23">
        <text:list-item>
          <text:p text:style-name="P36">语法:</text:p>
        </text:list-item>
      </text:list>
      <text:p text:style-name="P17"><text:s text:c="3"/><text:tab/><text:tab/>range(开始点，结束点，间隔)</text:p>
      <text:list xml:id="list210344406647611" text:continue-numbering="true" text:style-name="WWNum23">
        <text:list-item>
          <text:p text:style-name="P36">说明:</text:p>
        </text:list-item>
      </text:list>
      <text:p text:style-name="P25">函数返回的可迭代对象可以用for取出其中的元素</text:p>
      <text:p text:style-name="P25">返回的数字不包含结束点</text:p>
      <text:p text:style-name="P25">开始点默认为0</text:p>
      <text:p text:style-name="P25">间隔默认值为1 </text:p>
      <text:p text:style-name="P27"># 整数生成器: <text:s/>range(开始值,结束值,间隔)</text:p>
      <text:p text:style-name="P27"># for + range ：　更善于执行预定次数。</text:p>
      <text:p text:style-name="P27">for item in range(5):#01234</text:p>
      <text:p text:style-name="P27"><text:s text:c="4"/>print(item)</text:p>
      <text:p text:style-name="P27"/>
      <text:p text:style-name="P27"># 需求：折纸１０次</text:p>
      <text:p text:style-name="P27">thickness = 0.0001</text:p>
      <text:p text:style-name="P27">for item in range(10):</text:p>
      <text:p text:style-name="P27"><text:s text:c="4"/>thickness*=2</text:p>
      <text:p text:style-name="P27">print(thickness)</text:p>
      <text:h text:style-name="P1" text:outline-level="2"><text:span text:style-name="T6">5.</text:span><text:span text:style-name="T5">跳转语句</text:span></text:h>
      <text:h text:style-name="P5" text:outline-level="3"><text:span text:style-name="T3">（</text:span><text:span text:style-name="T4">1</text:span><text:span text:style-name="T3">）break 语句</text:span></text:h>
      <text:list xml:id="list1261697666" text:style-name="WWNum24">
        <text:list-item>
          <text:p text:style-name="P37">跳出循环体，后面的代码不再执行。</text:p>
        </text:list-item>
        <text:list-item>
          <text:p text:style-name="P37">可以让while语句的else部分不执行。</text:p>
        </text:list-item>
      </text:list>
      <text:h text:style-name="P5" text:outline-level="3"><text:span text:style-name="T3">（</text:span><text:span text:style-name="T4">2</text:span><text:span text:style-name="T3">）continue 语句</text:span></text:h>
      <text:p text:style-name="P17">跳过本次，继续下次循环。</text:p>
      <text:p text:style-name="P26">"""</text:p>
      <text:p text:style-name="P26"><text:s text:c="4"/>continue</text:p>
      <text:p text:style-name="P26"><text:s text:c="4"/>练习:exercise0<text:span text:style-name="T9">13</text:span>.py</text:p>
      <text:p text:style-name="P26">"""</text:p>
      <text:p text:style-name="P26">#　累加1--100之间,能被５整除的数字</text:p>
      <text:p text:style-name="P26"># sum_value = 0</text:p>
      <text:p text:style-name="P26"># for item in range(1,101):</text:p>
      <text:p text:style-name="P26"># <text:s text:c="4"/>满足条件则累加</text:p>
      <text:p text:style-name="P26"># <text:s text:c="4"/>if item % 5 == 0:</text:p>
      <text:p text:style-name="P26"># <text:s text:c="8"/>sum_value+=item</text:p>
      <text:p text:style-name="P26"># print(sum_value)</text:p>
      <text:p text:style-name="P26"/>
      <text:p text:style-name="P26">sum_value = 0</text:p>
      <text:p text:style-name="P26"><text:soft-page-break/>for item in range(1,101):</text:p>
      <text:p text:style-name="P26"><text:s text:c="4"/># 不满足条件则跳过本次循环,继续下次循环。</text:p>
      <text:p text:style-name="P26"><text:s text:c="4"/>if item % 5 != 0:</text:p>
      <text:p text:style-name="P26"><text:s text:c="8"/>continue</text:p>
      <text:p text:style-name="P26"><text:s text:c="4"/>sum_value+=item</text:p>
      <text:p text:style-name="P26">print(sum_value)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7"/>
      <text:h text:style-name="P16" text:outline-level="1"><text:soft-page-break/>练习</text:h>
      <text:h text:style-name="P8" text:outline-level="1"/>
      <text:h text:style-name="P8" text:outline-level="1">############<text:span text:style-name="T8">exercise01.py</text:span></text:h>
      <text:h text:style-name="P9" text:outline-level="1"/>
      <text:h text:style-name="P7" text:outline-level="1">"""</text:h>
      <text:h text:style-name="P7" text:outline-level="1"># 练习:当钱不够时，提示"金额不足",</text:h>
      <text:h text:style-name="P7" text:outline-level="1"># <text:s text:c="5"/>钱够时，提示"应找回"</text:h>
      <text:h text:style-name="P7" text:outline-level="1"># <text:s text:c="5"/>调试程序.</text:h>
      <text:h text:style-name="P7" text:outline-level="1">price = input("请输入商品单价：")</text:h>
      <text:h text:style-name="P7" text:outline-level="1">price = float(price)</text:h>
      <text:h text:style-name="P7" text:outline-level="1">count = int(input("请输入数量："))</text:h>
      <text:h text:style-name="P7" text:outline-level="1">money = float(input("请输金额："))</text:h>
      <text:h text:style-name="P7" text:outline-level="1">result = money - price * count</text:h>
      <text:h text:style-name="P7" text:outline-level="1">print("应该找回：" + str(result))</text:h>
      <text:h text:style-name="P7" text:outline-level="1">"""</text:h>
      <text:h text:style-name="P7" text:outline-level="1"/>
      <text:h text:style-name="P7" text:outline-level="1"># 练习:当钱不够时，提示"金额不足",</text:h>
      <text:h text:style-name="P7" text:outline-level="1"># <text:s text:c="5"/>钱够时，提示"应找回"</text:h>
      <text:h text:style-name="P7" text:outline-level="1"># <text:s text:c="5"/>调试程序.</text:h>
      <text:h text:style-name="P7" text:outline-level="1"/>
      <text:h text:style-name="P7" text:outline-level="1">price = input("请输入商品单价：")</text:h>
      <text:h text:style-name="P7" text:outline-level="1">price = float(price)</text:h>
      <text:h text:style-name="P7" text:outline-level="1">count = int(input("请输入数量："))</text:h>
      <text:h text:style-name="P7" text:outline-level="1">money = float(input("请输金额："))</text:h>
      <text:h text:style-name="P7" text:outline-level="1">result = money - price * count</text:h>
      <text:h text:style-name="P7" text:outline-level="1">if result &gt;= 0:</text:h>
      <text:h text:style-name="P7" text:outline-level="1"><text:s text:c="4"/>print("应该找回：" + str(result))</text:h>
      <text:h text:style-name="P7" text:outline-level="1">else:</text:h>
      <text:h text:style-name="P7" text:outline-level="1"><text:s text:c="4"/>print("金额不足")</text:h>
      <text:h text:style-name="P7" text:outline-level="1"/>
      <text:h text:style-name="P8" text:outline-level="1">############<text:span text:style-name="T8">exercise02.py</text:span></text:h>
      <text:h text:style-name="P10" text:outline-level="1"/>
      <text:h text:style-name="P4" text:outline-level="2">"""</text:h>
      <text:h text:style-name="P4" text:outline-level="2"><text:s text:c="4"/>练习:在控制台中获取一个季度(春夏秋冬)，</text:h>
      <text:h text:style-name="P4" text:outline-level="2"><text:s text:c="8"/>显示相应的月份。</text:h>
      <text:h text:style-name="P4" text:outline-level="2"><text:s text:c="8"/>春 --&gt; １月２月３月</text:h>
      <text:h text:style-name="P4" text:outline-level="2"><text:s text:c="8"/>夏 --&gt; ４月５月６月</text:h>
      <text:h text:style-name="P4" text:outline-level="2"><text:s text:c="8"/>秋 --&gt; ７月８月９月</text:h>
      <text:h text:style-name="P4" text:outline-level="2"><text:s text:c="8"/>冬 --&gt; １０月１１月１２月</text:h>
      <text:h text:style-name="P4" text:outline-level="2"><text:s text:c="4"/>14:18</text:h>
      <text:h text:style-name="P4" text:outline-level="2">"""</text:h>
      <text:h text:style-name="P4" text:outline-level="2">season = input("请输入季度：")</text:h>
      <text:h text:style-name="P4" text:outline-level="2"># if season == "春":</text:h>
      <text:h text:style-name="P4" text:outline-level="2"># <text:s text:c="4"/>print("１月２月３月")</text:h>
      <text:h text:style-name="P4" text:outline-level="2"># if season == "夏":</text:h>
      <text:h text:style-name="P4" text:outline-level="2"># <text:s text:c="4"/>print("４月５月６月")</text:h>
      <text:h text:style-name="P4" text:outline-level="2"><text:soft-page-break/># if season == "秋":</text:h>
      <text:h text:style-name="P4" text:outline-level="2"># <text:s text:c="4"/>print("７月８月９月")</text:h>
      <text:h text:style-name="P4" text:outline-level="2"># if season == "冬":</text:h>
      <text:h text:style-name="P4" text:outline-level="2"># <text:s text:c="4"/>print("１０月１１月１２月")</text:h>
      <text:h text:style-name="P4" text:outline-level="2"/>
      <text:h text:style-name="P4" text:outline-level="2"># 相比上面代码的优点：如果前面条件满足，后续条件不再判断。</text:h>
      <text:h text:style-name="P4" text:outline-level="2">if season == "春":</text:h>
      <text:h text:style-name="P4" text:outline-level="2"><text:s text:c="4"/>print("１月２月３月")</text:h>
      <text:h text:style-name="P4" text:outline-level="2">elif season == "夏":</text:h>
      <text:h text:style-name="P4" text:outline-level="2"><text:s text:c="4"/>print("４月５月６月")</text:h>
      <text:h text:style-name="P4" text:outline-level="2">elif season == "秋":</text:h>
      <text:h text:style-name="P4" text:outline-level="2"><text:s text:c="4"/>print("７月８月９月")</text:h>
      <text:h text:style-name="P4" text:outline-level="2">elif season == "冬":</text:h>
      <text:h text:style-name="P4" text:outline-level="2"><text:s text:c="4"/>print("１０月１１月１２月")</text:h>
      <text:h text:style-name="P3" text:outline-level="2"/>
      <text:h text:style-name="P8" text:outline-level="1">############<text:span text:style-name="T8">exercise03.py</text:span></text:h>
      <text:h text:style-name="P10" text:outline-level="1"/>
      <text:h text:style-name="P13" text:outline-level="1"># 练习２:在控制台中录入一个数字,</text:h>
      <text:h text:style-name="P13" text:outline-level="1"># 再录入一个运算符(+ - * /)，最后录入一个数字。</text:h>
      <text:h text:style-name="P13" text:outline-level="1"># 根据运算符，计算两个数字。</text:h>
      <text:h text:style-name="P13" text:outline-level="1"># 要求:如果运算符，不是加减乘除，则提示"运算符有误"</text:h>
      <text:h text:style-name="P13" text:outline-level="1"/>
      <text:h text:style-name="P13" text:outline-level="1">number_one = float(input("请输入第一个数字："))</text:h>
      <text:h text:style-name="P13" text:outline-level="1">operator = input("请输入运算符:")</text:h>
      <text:h text:style-name="P13" text:outline-level="1">number_two = float(input("请输入第二个数字："))</text:h>
      <text:h text:style-name="P13" text:outline-level="1">if operator == "+":</text:h>
      <text:h text:style-name="P13" text:outline-level="1"><text:s text:c="4"/>print(number_one + number_two)</text:h>
      <text:h text:style-name="P13" text:outline-level="1">elif operator == "-":</text:h>
      <text:h text:style-name="P13" text:outline-level="1"><text:s text:c="4"/>print(number_one - number_two)</text:h>
      <text:h text:style-name="P13" text:outline-level="1">elif operator == "*":</text:h>
      <text:h text:style-name="P13" text:outline-level="1"><text:s text:c="4"/>print(number_one * number_two)</text:h>
      <text:h text:style-name="P13" text:outline-level="1">elif operator == "/":</text:h>
      <text:h text:style-name="P13" text:outline-level="1"><text:s text:c="4"/>print(number_one / number_two)</text:h>
      <text:h text:style-name="P13" text:outline-level="1">else:</text:h>
      <text:h text:style-name="P13" text:outline-level="1"><text:s text:c="4"/>print("运算符输入有误")</text:h>
      <text:h text:style-name="P10" text:outline-level="1"/>
      <text:h text:style-name="P10" text:outline-level="1"/>
      <text:h text:style-name="P10" text:outline-level="1">############exercise04.py</text:h>
      <text:h text:style-name="P10" text:outline-level="1"/>
      <text:h text:style-name="P10" text:outline-level="1"/>
      <text:h text:style-name="P4" text:outline-level="2"># 练习３:在控制台中分别录入４个数字</text:h>
      <text:h text:style-name="P4" text:outline-level="2"><text:soft-page-break/># 打印最大的数字</text:h>
      <text:h text:style-name="P4" text:outline-level="2"># 5</text:h>
      <text:h text:style-name="P4" text:outline-level="2"># 2</text:h>
      <text:h text:style-name="P4" text:outline-level="2"># 9</text:h>
      <text:h text:style-name="P4" text:outline-level="2"># 1</text:h>
      <text:h text:style-name="P4" text:outline-level="2"># 将第一个数字记在心里，然后与第二个比较</text:h>
      <text:h text:style-name="P4" text:outline-level="2"># 如果第二个大于心中的，则心中记录第二个</text:h>
      <text:h text:style-name="P4" text:outline-level="2"># 然后与第三个比较．．．．</text:h>
      <text:h text:style-name="P4" text:outline-level="2"># 15:27</text:h>
      <text:h text:style-name="P4" text:outline-level="2">number01 = float(input("请输入第1个数字："))</text:h>
      <text:h text:style-name="P4" text:outline-level="2">number02 = float(input("请输入第2个数字："))</text:h>
      <text:h text:style-name="P4" text:outline-level="2">number03 = float(input("请输入第3个数字："))</text:h>
      <text:h text:style-name="P4" text:outline-level="2">number04 = float(input("请输入第4个数字："))</text:h>
      <text:h text:style-name="P4" text:outline-level="2"/>
      <text:h text:style-name="P4" text:outline-level="2"># 　假设第一个是最大值</text:h>
      <text:h text:style-name="P4" text:outline-level="2">max_value = number01</text:h>
      <text:h text:style-name="P4" text:outline-level="2"># 以此与后面进行比较</text:h>
      <text:h text:style-name="P4" text:outline-level="2">if max_value &lt; number02:</text:h>
      <text:h text:style-name="P4" text:outline-level="2"><text:s text:c="4"/># 发现更大的，则替换假设的。</text:h>
      <text:h text:style-name="P4" text:outline-level="2"><text:s text:c="4"/>max_value = number02</text:h>
      <text:h text:style-name="P4" text:outline-level="2">if max_value &lt; number03:</text:h>
      <text:h text:style-name="P4" text:outline-level="2"><text:s text:c="4"/>max_value = number03</text:h>
      <text:h text:style-name="P4" text:outline-level="2">if max_value &lt; number04:</text:h>
      <text:h text:style-name="P4" text:outline-level="2"><text:s text:c="4"/>max_value = number04</text:h>
      <text:h text:style-name="P4" text:outline-level="2">print(max_value)</text:h>
      <text:h text:style-name="P4" text:outline-level="2"/>
      <text:h text:style-name="P10" text:outline-level="1">############exercise05.py</text:h>
      <text:h text:style-name="P10" text:outline-level="1"/>
      <text:h text:style-name="P13" text:outline-level="1">"""</text:h>
      <text:h text:style-name="P13" text:outline-level="1"><text:s text:c="4"/>在控制台中录入一个成绩，</text:h>
      <text:h text:style-name="P13" text:outline-level="1"><text:s text:c="4"/>判断等级（优秀／良好／及格／不及格/输入有误）。</text:h>
      <text:h text:style-name="P13" text:outline-level="1"><text:s text:c="4"/>15:40</text:h>
      <text:h text:style-name="P13" text:outline-level="1">"""</text:h>
      <text:h text:style-name="P13" text:outline-level="1">score = int(input("请输入成绩："))</text:h>
      <text:h text:style-name="P13" text:outline-level="1"># if score &gt;= 90 and score &lt;= 100:</text:h>
      <text:h text:style-name="P13" text:outline-level="1"># <text:s text:c="4"/>print("优秀")</text:h>
      <text:h text:style-name="P13" text:outline-level="1"># elif score &gt;= 80 and score &lt; 90:</text:h>
      <text:h text:style-name="P13" text:outline-level="1"># <text:s text:c="4"/>print("良好")</text:h>
      <text:h text:style-name="P13" text:outline-level="1"># elif score &gt;= 60 and score &lt; 80:</text:h>
      <text:h text:style-name="P13" text:outline-level="1"># <text:s text:c="4"/>print("及格")</text:h>
      <text:h text:style-name="P13" text:outline-level="1"># elif score &gt;= 0 and score &lt; 60:</text:h>
      <text:h text:style-name="P13" text:outline-level="1"><text:soft-page-break/># <text:s text:c="4"/>print("不及格")</text:h>
      <text:h text:style-name="P13" text:outline-level="1"># else:</text:h>
      <text:h text:style-name="P13" text:outline-level="1"># <text:s text:c="4"/>print("输入有误")</text:h>
      <text:h text:style-name="P13" text:outline-level="1"/>
      <text:h text:style-name="P13" text:outline-level="1"># if 90 &lt;= score &lt;= 100:</text:h>
      <text:h text:style-name="P13" text:outline-level="1"># <text:s text:c="4"/>print("优秀")</text:h>
      <text:h text:style-name="P13" text:outline-level="1"># elif 80 &lt;= score &lt; 90:</text:h>
      <text:h text:style-name="P13" text:outline-level="1"># <text:s text:c="4"/>print("良好")</text:h>
      <text:h text:style-name="P13" text:outline-level="1"># elif 60 &lt;= score &lt; 80:</text:h>
      <text:h text:style-name="P13" text:outline-level="1"># <text:s text:c="4"/>print("及格")</text:h>
      <text:h text:style-name="P13" text:outline-level="1"># elif 0 &lt;= score &lt; 60:</text:h>
      <text:h text:style-name="P13" text:outline-level="1"># <text:s text:c="4"/>print("不及格")</text:h>
      <text:h text:style-name="P13" text:outline-level="1"># else:</text:h>
      <text:h text:style-name="P13" text:outline-level="1"># <text:s text:c="4"/>print("输入有误")</text:h>
      <text:h text:style-name="P13" text:outline-level="1"/>
      <text:h text:style-name="P13" text:outline-level="1">if score &gt; 100 or score &lt; 0:</text:h>
      <text:h text:style-name="P13" text:outline-level="1"><text:s text:c="4"/>print("输入有误")</text:h>
      <text:h text:style-name="P13" text:outline-level="1">elif 90 &lt;= score:</text:h>
      <text:h text:style-name="P13" text:outline-level="1"><text:s text:c="4"/>print("优秀")</text:h>
      <text:h text:style-name="P13" text:outline-level="1">elif 80 &lt;= score:</text:h>
      <text:h text:style-name="P13" text:outline-level="1"><text:s text:c="4"/>print("良好")</text:h>
      <text:h text:style-name="P13" text:outline-level="1">elif 60 &lt;= score:</text:h>
      <text:h text:style-name="P13" text:outline-level="1"><text:s text:c="4"/>print("及格")</text:h>
      <text:h text:style-name="P13" text:outline-level="1">else:)</text:h>
      <text:h text:style-name="P13" text:outline-level="1"><text:s text:c="4"/>print("不及格")</text:h>
      <text:h text:style-name="P13" text:outline-level="1"/>
      <text:h text:style-name="P13" text:outline-level="1"/>
      <text:h text:style-name="P10" text:outline-level="1">############exercise06.py</text:h>
      <text:h text:style-name="P13" text:outline-level="1"/>
      <text:h text:style-name="P13" text:outline-level="1"/>
      <text:h text:style-name="P13" text:outline-level="1"># 在控制台中获取一个月份</text:h>
      <text:h text:style-name="P13" text:outline-level="1"># 打印天数,或者提示"输入有误".</text:h>
      <text:h text:style-name="P13" text:outline-level="1"># 1 3 5 7 8 10 12 <text:s/>--&gt; 31天</text:h>
      <text:h text:style-name="P13" text:outline-level="1"># 4 6 9 11 --&gt; 30天</text:h>
      <text:h text:style-name="P13" text:outline-level="1"># 2 --&gt; 28天</text:h>
      <text:h text:style-name="P13" text:outline-level="1"># 16:05</text:h>
      <text:h text:style-name="P13" text:outline-level="1"/>
      <text:h text:style-name="P13" text:outline-level="1">month = int(input("请输入月份："))</text:h>
      <text:h text:style-name="P13" text:outline-level="1"/>
      <text:h text:style-name="P13" text:outline-level="1">if month &lt; 1 or month &gt; 12:</text:h>
      <text:h text:style-name="P13" text:outline-level="1"><text:s text:c="4"/>print("输入有误")</text:h>
      <text:h text:style-name="P13" text:outline-level="1"><text:soft-page-break/>elif month == 2:</text:h>
      <text:h text:style-name="P13" text:outline-level="1"><text:s text:c="4"/>print("２８天")</text:h>
      <text:h text:style-name="P13" text:outline-level="1">elif month == 4 or month == 6 or month == 9\</text:h>
      <text:h text:style-name="P13" text:outline-level="1"><text:s text:c="8"/>or month == 11:</text:h>
      <text:h text:style-name="P13" text:outline-level="1"><text:s text:c="4"/>print("３０天")</text:h>
      <text:h text:style-name="P13" text:outline-level="1">else:</text:h>
      <text:h text:style-name="P13" text:outline-level="1"><text:s text:c="4"/>print("３１天")</text:h>
      <text:h text:style-name="P13" text:outline-level="1"/>
      <text:h text:style-name="P13" text:outline-level="1"/>
      <text:h text:style-name="P10" text:outline-level="1">############exercise07.py</text:h>
      <text:h text:style-name="P13" text:outline-level="1"/>
      <text:h text:style-name="P13" text:outline-level="1"/>
      <text:h text:style-name="P13" text:outline-level="1"/>
      <text:h text:style-name="P13" text:outline-level="1"># 　练习１：在控制台中获取一个整数，</text:h>
      <text:h text:style-name="P13" text:outline-level="1"># <text:s text:c="7"/>如果是偶数为变量state赋值"偶数",否则赋值"奇数"</text:h>
      <text:h text:style-name="P13" text:outline-level="1"># <text:s text:c="2"/>练习2: 在控制台中录入一个年份，</text:h>
      <text:h text:style-name="P13" text:outline-level="1"># <text:s text:c="6"/>如果是闰年，给变量day赋值29，否则赋值28.</text:h>
      <text:h text:style-name="P13" text:outline-level="1"># 16:40</text:h>
      <text:h text:style-name="P13" text:outline-level="1"/>
      <text:h text:style-name="P13" text:outline-level="1">number = int(input("请输入整数："))</text:h>
      <text:h text:style-name="P13" text:outline-level="1"/>
      <text:h text:style-name="P13" text:outline-level="1"># if number % 2 == 1:</text:h>
      <text:h text:style-name="P13" text:outline-level="1"># <text:s text:c="4"/>state = "奇数"</text:h>
      <text:h text:style-name="P13" text:outline-level="1"># else:</text:h>
      <text:h text:style-name="P13" text:outline-level="1"># <text:s text:c="4"/>state = "偶数"</text:h>
      <text:h text:style-name="P13" text:outline-level="1"/>
      <text:h text:style-name="P13" text:outline-level="1"># if number % 2:</text:h>
      <text:h text:style-name="P13" text:outline-level="1"># <text:s text:c="4"/>state = "奇数"</text:h>
      <text:h text:style-name="P13" text:outline-level="1"># else:</text:h>
      <text:h text:style-name="P13" text:outline-level="1"># <text:s text:c="4"/>state = "偶数"</text:h>
      <text:h text:style-name="P13" text:outline-level="1"/>
      <text:h text:style-name="P13" text:outline-level="1">state = "奇数" if number % 2 else "偶数"</text:h>
      <text:h text:style-name="P13" text:outline-level="1">print(state)</text:h>
      <text:h text:style-name="P13" text:outline-level="1"/>
      <text:h text:style-name="P13" text:outline-level="1">year = int(input("请输入年份："))</text:h>
      <text:h text:style-name="P13" text:outline-level="1"># result = year % 4 == 0 and year % 100 != 0 or year % 400 == 0</text:h>
      <text:h text:style-name="P13" text:outline-level="1"># if result:</text:h>
      <text:h text:style-name="P13" text:outline-level="1"># <text:s text:c="4"/>day = 29</text:h>
      <text:h text:style-name="P13" text:outline-level="1"># else:</text:h>
      <text:h text:style-name="P13" text:outline-level="1"># <text:s text:c="4"/>day = 28</text:h>
      <text:h text:style-name="P13" text:outline-level="1"/>
      <text:h text:style-name="P13" text:outline-level="1"><text:soft-page-break/># if year % 4 == 0 and year % 100 != 0 or year % 400 == 0:</text:h>
      <text:h text:style-name="P13" text:outline-level="1"># <text:s text:c="4"/>day = 29</text:h>
      <text:h text:style-name="P13" text:outline-level="1"># else:</text:h>
      <text:h text:style-name="P13" text:outline-level="1"># <text:s text:c="4"/>day = 28</text:h>
      <text:h text:style-name="P13" text:outline-level="1"/>
      <text:h text:style-name="P13" text:outline-level="1"># 代码可读性　很差</text:h>
      <text:h text:style-name="P13" text:outline-level="1"># if not year % 4 and year % 100 or not year % 400:</text:h>
      <text:h text:style-name="P13" text:outline-level="1"/>
      <text:h text:style-name="P13" text:outline-level="1"># if year % 4 == 0 and year % 100 != 0 or year % 400 == 0:</text:h>
      <text:h text:style-name="P13" text:outline-level="1"># <text:s text:c="4"/>day = 29</text:h>
      <text:h text:style-name="P13" text:outline-level="1"># else:</text:h>
      <text:h text:style-name="P13" text:outline-level="1"># <text:s text:c="4"/>day = 28</text:h>
      <text:h text:style-name="P13" text:outline-level="1"/>
      <text:h text:style-name="P13" text:outline-level="1">day = 29 if year % 4 == 0 and year % 100 != 0 or year % 400 == 0 else 28</text:h>
      <text:h text:style-name="P13" text:outline-level="1"/>
      <text:h text:style-name="P13" text:outline-level="1">print(day)</text:h>
      <text:h text:style-name="P13" text:outline-level="1"/>
      <text:h text:style-name="P10" text:outline-level="1">############exercise08.py</text:h>
      <text:h text:style-name="P13" text:outline-level="1"/>
      <text:h text:style-name="P13" text:outline-level="1"># 　练习:使下列代码循环执行，按e键退出。</text:h>
      <text:h text:style-name="P13" text:outline-level="1"># <text:s/>调试程序</text:h>
      <text:h text:style-name="P13" text:outline-level="1"/>
      <text:h text:style-name="P13" text:outline-level="1">while True:</text:h>
      <text:h text:style-name="P13" text:outline-level="1"><text:s text:c="4"/>season = input("请输入季度：")</text:h>
      <text:h text:style-name="P13" text:outline-level="1"><text:s text:c="4"/>if season == "春":</text:h>
      <text:h text:style-name="P13" text:outline-level="1"><text:s text:c="8"/>print("１月２月３月")</text:h>
      <text:h text:style-name="P13" text:outline-level="1"><text:s text:c="4"/>elif season == "夏":</text:h>
      <text:h text:style-name="P13" text:outline-level="1"><text:s text:c="8"/>print("４月５月６月")</text:h>
      <text:h text:style-name="P13" text:outline-level="1"><text:s text:c="4"/>elif season == "秋":</text:h>
      <text:h text:style-name="P13" text:outline-level="1"><text:s text:c="8"/>print("７月８月９月")</text:h>
      <text:h text:style-name="P13" text:outline-level="1"><text:s text:c="4"/>elif season == "冬":</text:h>
      <text:h text:style-name="P13" text:outline-level="1"><text:s text:c="8"/>print("１０月１１月１２月")</text:h>
      <text:h text:style-name="P13" text:outline-level="1"/>
      <text:h text:style-name="P13" text:outline-level="1"><text:s text:c="4"/>if input("输入e键退出:") == "e":</text:h>
      <text:h text:style-name="P13" text:outline-level="1"><text:s text:c="8"/>break</text:h>
      <text:h text:style-name="P13" text:outline-level="1"/>
      <text:h text:style-name="P10" text:outline-level="1">############exercise09.py</text:h>
      <text:h text:style-name="P13" text:outline-level="1"/>
      <text:h text:style-name="P13" text:outline-level="1"># 练习1:在控制台中输出0 1 2 3 4 5</text:h>
      <text:h text:style-name="P13" text:outline-level="1"># 练习2:在控制台中输出2 3 4 5 6 7</text:h>
      <text:h text:style-name="P13" text:outline-level="1"># 练习3:在控制台中输出0 2 4 6</text:h>
      <text:h text:style-name="P13" text:outline-level="1"><text:soft-page-break/></text:h>
      <text:h text:style-name="P13" text:outline-level="1"/>
      <text:h text:style-name="P13" text:outline-level="1">​# count = 0</text:h>
      <text:h text:style-name="P13" text:outline-level="1"># while count &lt; 6:</text:h>
      <text:h text:style-name="P13" text:outline-level="1"># <text:s text:c="4"/>print(count)</text:h>
      <text:h text:style-name="P13" text:outline-level="1"># <text:s text:c="4"/>count += 1</text:h>
      <text:h text:style-name="P13" text:outline-level="1"/>
      <text:h text:style-name="P13" text:outline-level="1"># count = 2</text:h>
      <text:h text:style-name="P13" text:outline-level="1"># while count &lt; 8:</text:h>
      <text:h text:style-name="P13" text:outline-level="1"># <text:s text:c="4"/>print(count)</text:h>
      <text:h text:style-name="P13" text:outline-level="1"># <text:s text:c="4"/>count += 1</text:h>
      <text:h text:style-name="P13" text:outline-level="1"/>
      <text:h text:style-name="P13" text:outline-level="1">count = 0</text:h>
      <text:h text:style-name="P13" text:outline-level="1">while count &lt;= 6:</text:h>
      <text:h text:style-name="P13" text:outline-level="1"><text:s text:c="4"/>print(count)</text:h>
      <text:h text:style-name="P13" text:outline-level="1"><text:s text:c="4"/>Count += 2</text:h>
      <text:h text:style-name="P13" text:outline-level="1"/>
      <text:h text:style-name="P11" text:outline-level="1">############exercise<text:span text:style-name="T9">1</text:span>0.py</text:h>
      <text:h text:style-name="P11" text:outline-level="1"/>
      <text:h text:style-name="P14" text:outline-level="1"># 练习1:累加1--100的和 <text:s/>1+2+3+..+100</text:h>
      <text:h text:style-name="P14" text:outline-level="1"/>
      <text:h text:style-name="P14" text:outline-level="1"># 用于存储累加和的变量</text:h>
      <text:h text:style-name="P14" text:outline-level="1">sum_value = 0</text:h>
      <text:h text:style-name="P14" text:outline-level="1">for item in range(1,101):</text:h>
      <text:h text:style-name="P14" text:outline-level="1"><text:s text:c="4"/>#0 += 1</text:h>
      <text:h text:style-name="P14" text:outline-level="1"><text:s text:c="4"/>#1 += 2</text:h>
      <text:h text:style-name="P14" text:outline-level="1"><text:s text:c="4"/>#3 += 3</text:h>
      <text:h text:style-name="P14" text:outline-level="1"><text:s text:c="4"/>#6 += 4</text:h>
      <text:h text:style-name="P14" text:outline-level="1"><text:s text:c="4"/>sum_value += item</text:h>
      <text:h text:style-name="P14" text:outline-level="1">print(sum_value)</text:h>
      <text:h text:style-name="P14" text:outline-level="1"/>
      <text:h text:style-name="P14" text:outline-level="1"># 练习2:累加1--100之间偶数和 <text:s/>2+4+6+8+...+100</text:h>
      <text:h text:style-name="P14" text:outline-level="1">sum_value = 0</text:h>
      <text:h text:style-name="P14" text:outline-level="1">for item in range(2,101,2):</text:h>
      <text:h text:style-name="P14" text:outline-level="1"><text:s text:c="4"/>sum_value += item</text:h>
      <text:h text:style-name="P14" text:outline-level="1">print(sum_value)</text:h>
      <text:h text:style-name="P14" text:outline-level="1"/>
      <text:h text:style-name="P14" text:outline-level="1"># 练习3:累加10--36之间的和</text:h>
      <text:h text:style-name="P14" text:outline-level="1">sum_value = 0</text:h>
      <text:h text:style-name="P14" text:outline-level="1">for item in range(10,37):</text:h>
      <text:h text:style-name="P14" text:outline-level="1"><text:s text:c="4"/>sum_value += item</text:h>
      <text:h text:style-name="P14" text:outline-level="1"><text:soft-page-break/>print(sum_value)</text:h>
      <text:h text:style-name="P14" text:outline-level="1"/>
      <text:h text:style-name="P14" text:outline-level="1"># 如果不懂，断点调试　＋　内存图</text:h>
      <text:h text:style-name="P11" text:outline-level="1"/>
      <text:h text:style-name="P11" text:outline-level="1">############exercise<text:span text:style-name="T9">11</text:span>.py</text:h>
      <text:h text:style-name="P11" text:outline-level="1"/>
      <text:h text:style-name="P14" text:outline-level="1">"""</text:h>
      <text:h text:style-name="P14" text:outline-level="1"><text:s text:c="4"/>练习:随机加法考试</text:h>
      <text:h text:style-name="P14" text:outline-level="1"><text:s text:c="6"/>随机产生两个数字(1--10),</text:h>
      <text:h text:style-name="P14" text:outline-level="1"><text:s text:c="6"/>在控制台中获取两个数相加的结果</text:h>
      <text:h text:style-name="P14" text:outline-level="1"><text:s text:c="6"/>如果用户输入正确得１０分</text:h>
      <text:h text:style-name="P14" text:outline-level="1"><text:s text:c="4"/>　总共３道题，最后输出得分.</text:h>
      <text:h text:style-name="P14" text:outline-level="1"><text:s text:c="4"/>　例如:"请输入8+3=?" <text:s text:c="2"/>10 <text:s text:c="2"/>不得分</text:h>
      <text:h text:style-name="P14" text:outline-level="1"><text:s text:c="4"/>　　　　"请输入4+3=?" <text:s text:c="2"/>7 <text:s text:c="2"/>得10分</text:h>
      <text:h text:style-name="P14" text:outline-level="1"><text:s text:c="4"/>　　　　"请输入4+4=?" <text:s text:c="2"/>8 <text:s text:c="2"/>得10分</text:h>
      <text:h text:style-name="P14" text:outline-level="1"><text:s text:c="10"/>　”总分是20“</text:h>
      <text:h text:style-name="P14" text:outline-level="1"><text:s text:c="4"/>　14:15</text:h>
      <text:h text:style-name="P14" text:outline-level="1">"""</text:h>
      <text:h text:style-name="P14" text:outline-level="1">import random</text:h>
      <text:h text:style-name="P14" text:outline-level="1"/>
      <text:h text:style-name="P14" text:outline-level="1">score = 0</text:h>
      <text:h text:style-name="P14" text:outline-level="1">for item in range(3):</text:h>
      <text:h text:style-name="P14" text:outline-level="1"><text:s text:c="4"/>random_number01 = random.randint(1, 10)</text:h>
      <text:h text:style-name="P14" text:outline-level="1"><text:s text:c="4"/>random_number02 = random.randint(1, 10)</text:h>
      <text:h text:style-name="P14" text:outline-level="1"><text:s text:c="4"/>input_number = int(input("请输入" + str(random_number01) + "+" + str(random_number02) + "=?"))</text:h>
      <text:h text:style-name="P14" text:outline-level="1"><text:s text:c="4"/>if input_number == random_number01 + random_number02:</text:h>
      <text:h text:style-name="P14" text:outline-level="1"><text:s text:c="8"/>score += 10</text:h>
      <text:h text:style-name="P14" text:outline-level="1">print("总分：" + str(score))</text:h>
      <text:h text:style-name="P11" text:outline-level="1"/>
      <text:h text:style-name="P11" text:outline-level="1">############exercise<text:span text:style-name="T9">12</text:span>.py</text:h>
      <text:h text:style-name="P11" text:outline-level="1"/>
      <text:h text:style-name="P14" text:outline-level="1"># 在控制台中获取一个整数，判断是否为素数。</text:h>
      <text:h text:style-name="P14" text:outline-level="1"># 素数:只能被１和自身整除的正数.</text:h>
      <text:h text:style-name="P14" text:outline-level="1"># 思路：排除法,使用２到当前数字之间的正数判断，如果存在被整除，则不是素数.</text:h>
      <text:h text:style-name="P14" text:outline-level="1"># <text:s/>判断9：</text:h>
      <text:h text:style-name="P14" text:outline-level="1"># <text:s text:c="4"/>能否被2　-- <text:s/>8 之间的数字整除,其中3可以，所以不是素数.</text:h>
      <text:h text:style-name="P14" text:outline-level="1"># <text:s/>判断８:</text:h>
      <text:h text:style-name="P14" text:outline-level="1"># <text:s text:c="4"/>能否被2　-- <text:s/>7 之间的数字整除,其中2可以，所以不是素数.</text:h>
      <text:h text:style-name="P14" text:outline-level="1"># <text:s/>判断7:</text:h>
      <text:h text:style-name="P14" text:outline-level="1"># <text:s text:c="4"/>能否被2　-- <text:s/>6 之间的数字整除,其中没有，所以是素数.</text:h>
      <text:h text:style-name="P14" text:outline-level="1"><text:soft-page-break/># 2 3 5 <text:s/>7 <text:s/>11 <text:s/>13 <text:s/>15 ....</text:h>
      <text:h text:style-name="P14" text:outline-level="1"/>
      <text:h text:style-name="P14" text:outline-level="1"># ---------思考过程----------------</text:h>
      <text:h text:style-name="P14" text:outline-level="1"># 假设判断11</text:h>
      <text:h text:style-name="P14" text:outline-level="1"># 　　　2 <text:s/>-- 10 之间的数字整除</text:h>
      <text:h text:style-name="P14" text:outline-level="1"/>
      <text:h text:style-name="P14" text:outline-level="1"># if 11 % 2 == 0:</text:h>
      <text:h text:style-name="P14" text:outline-level="1"># print("不是素数")</text:h>
      <text:h text:style-name="P14" text:outline-level="1"/>
      <text:h text:style-name="P14" text:outline-level="1"># if 11 % 3 == 0:</text:h>
      <text:h text:style-name="P14" text:outline-level="1"># print("不是素数")</text:h>
      <text:h text:style-name="P14" text:outline-level="1"/>
      <text:h text:style-name="P14" text:outline-level="1"># if 11 % 4 == 0:</text:h>
      <text:h text:style-name="P14" text:outline-level="1"># print("不是素数")</text:h>
      <text:h text:style-name="P14" text:outline-level="1"/>
      <text:h text:style-name="P14" text:outline-level="1"># 备注：没有判断２以下的数字</text:h>
      <text:h text:style-name="P14" text:outline-level="1">number = int(input("请输入整数:"))</text:h>
      <text:h text:style-name="P14" text:outline-level="1">#判断2 到number之间的数字，能否整除number.</text:h>
      <text:h text:style-name="P14" text:outline-level="1"><text:bookmark-start text:name="__DdeLink__6277_2722321171"/>for item in range(2, 2): <text:s/># 2 3 4 5 ...</text:h>
      <text:h text:style-name="P14" text:outline-level="1"><text:s text:c="4"/>if number % item == 0:</text:h>
      <text:h text:style-name="P14" text:outline-level="1"><text:s text:c="8"/>print("不是素数")</text:h>
      <text:h text:style-name="P14" text:outline-level="1"><text:s text:c="8"/>break <text:s/># 如果发现满足条件的数字，就不再判断后面的了。</text:h>
      <text:h text:style-name="P14" text:outline-level="1">else:</text:h>
      <text:h text:style-name="P14" text:outline-level="1"><text:s text:c="4"/>print("是素数")</text:h>
      <text:h text:style-name="P14" text:outline-level="1"><text:bookmark-end text:name="__DdeLink__6277_2722321171"/></text:h>
      <text:h text:style-name="P11" text:outline-level="1">############exercise<text:span text:style-name="T9">13</text:span>.py</text:h>
      <text:h text:style-name="P13" text:outline-level="1"/>
      <text:h text:style-name="P13" text:outline-level="1"># 累加10-50之间个位不是2,5,9的整数.</text:h>
      <text:h text:style-name="P13" text:outline-level="1"/>
      <text:h text:style-name="P13" text:outline-level="1">sum_value = 0</text:h>
      <text:h text:style-name="P13" text:outline-level="1">for item in range(10, 51):</text:h>
      <text:h text:style-name="P13" text:outline-level="1"><text:s text:c="4"/>unit = item % 10</text:h>
      <text:h text:style-name="P13" text:outline-level="1"><text:s text:c="4"/># 个位是2,5,9的整数　则　跳过.</text:h>
      <text:h text:style-name="P13" text:outline-level="1"><text:s text:c="4"/>if unit == 2 or unit == 5 or unit == 9:</text:h>
      <text:h text:style-name="P13" text:outline-level="1"><text:s text:c="8"/>continue</text:h>
      <text:h text:style-name="P13" text:outline-level="1"><text:s text:c="4"/>sum_value += item</text:h>
      <text:h text:style-name="P13" text:outline-level="1"/>
      <text:h text:style-name="P13" text:outline-level="1">print(sum_value)</text:h>
      <text:h text:style-name="P13" text:outline-level="1"/>
      <text:h text:style-name="P13" text:outline-level="1"/>
      <text:h text:style-name="P13" text:outline-level="1"/>
      <text:h text:style-name="P13" text:outline-level="1"><text:soft-page-break/></text:h>
      <text:h text:style-name="P13" text:outline-level="1"/>
      <text:h text:style-name="P12" text:outline-level="1">############exercise<text:span text:style-name="T9">14</text:span>.py</text:h>
      <text:h text:style-name="P12" text:outline-level="1"/>
      <text:h text:style-name="P15" text:outline-level="1">"""</text:h>
      <text:h text:style-name="P15" text:outline-level="1"><text:s text:c="4"/>练习:猜数字游戏</text:h>
      <text:h text:style-name="P15" text:outline-level="1"><text:s text:c="4"/>游戏运行产生一个１－－１００之间的随机数。</text:h>
      <text:h text:style-name="P15" text:outline-level="1"><text:s text:c="4"/>让玩家重复猜测，直到猜对为止。</text:h>
      <text:h text:style-name="P15" text:outline-level="1"><text:s text:c="4"/>提示:大了</text:h>
      <text:h text:style-name="P15" text:outline-level="1"><text:s text:c="4"/>　　　小了</text:h>
      <text:h text:style-name="P15" text:outline-level="1"><text:s text:c="4"/>　　　　猜对了，总共猜了多少次</text:h>
      <text:h text:style-name="P15" text:outline-level="1"><text:s text:c="4"/>10:47</text:h>
      <text:h text:style-name="P15" text:outline-level="1">"""</text:h>
      <text:h text:style-name="P15" text:outline-level="1"># 随机数工具(在开头写一次)</text:h>
      <text:h text:style-name="P15" text:outline-level="1">import random</text:h>
      <text:h text:style-name="P15" text:outline-level="1"/>
      <text:h text:style-name="P15" text:outline-level="1"># 产生一个随机数</text:h>
      <text:h text:style-name="P15" text:outline-level="1">random_number = random.randint(1, 100)</text:h>
      <text:h text:style-name="P15" text:outline-level="1">count = 0</text:h>
      <text:h text:style-name="P15" text:outline-level="1">while True:</text:h>
      <text:h text:style-name="P15" text:outline-level="1"><text:s text:c="4"/>count += 1</text:h>
      <text:h text:style-name="P15" text:outline-level="1"><text:s text:c="4"/>input_number = int(input("请输入数字："))</text:h>
      <text:h text:style-name="P15" text:outline-level="1"><text:s text:c="4"/>if input_number &gt; random_number:</text:h>
      <text:h text:style-name="P15" text:outline-level="1"><text:s text:c="8"/>print("大了")</text:h>
      <text:h text:style-name="P15" text:outline-level="1"><text:s text:c="4"/>elif input_number &lt; random_number:</text:h>
      <text:h text:style-name="P15" text:outline-level="1"><text:s text:c="8"/>print("小了")</text:h>
      <text:h text:style-name="P15" text:outline-level="1"><text:s text:c="4"/>else:</text:h>
      <text:h text:style-name="P15" text:outline-level="1"><text:s text:c="8"/>print("猜对了，总共猜了" + str(count) + "次")</text:h>
      <text:h text:style-name="P15" text:outline-level="1"><text:s text:c="8"/>break</text:h>
      <text:h text:style-name="P15" text:outline-level="1"/>
      <text:h text:style-name="P12" text:outline-level="1">############exercise<text:span text:style-name="T9">15</text:span>.py</text:h>
      <text:h text:style-name="P12" text:outline-level="1"/>
      <text:h text:style-name="P15" text:outline-level="1">"""</text:h>
      <text:h text:style-name="P15" text:outline-level="1"><text:s text:c="4"/>猜数字2.0:</text:h>
      <text:h text:style-name="P15" text:outline-level="1"><text:s text:c="8"/>最多猜３次，如果猜对提示"猜对了，总共猜了?次"</text:h>
      <text:h text:style-name="P15" text:outline-level="1"><text:s text:c="8"/>如果超过次数，提示"游戏结束".</text:h>
      <text:h text:style-name="P15" text:outline-level="1"><text:s/></text:h>
      <text:h text:style-name="P15" text:outline-level="1">"""</text:h>
      <text:h text:style-name="P15" text:outline-level="1"/>
      <text:h text:style-name="P15" text:outline-level="1">import random</text:h>
      <text:h text:style-name="P15" text:outline-level="1"/>
      <text:h text:style-name="P15" text:outline-level="1"><text:soft-page-break/>random_number = random.randint(1, 100)</text:h>
      <text:h text:style-name="P15" text:outline-level="1">print(random_number)</text:h>
      <text:h text:style-name="P15" text:outline-level="1">count = 0</text:h>
      <text:h text:style-name="P15" text:outline-level="1">while count &lt; 3:</text:h>
      <text:h text:style-name="P15" text:outline-level="1"><text:s text:c="4"/># 三次以内</text:h>
      <text:h text:style-name="P15" text:outline-level="1"><text:s text:c="4"/>count += 1</text:h>
      <text:h text:style-name="P15" text:outline-level="1"><text:s text:c="4"/>input_number = int(input("请输入数字："))</text:h>
      <text:h text:style-name="P15" text:outline-level="1"><text:s text:c="4"/>if input_number &gt; random_number:</text:h>
      <text:h text:style-name="P15" text:outline-level="1"><text:s text:c="8"/>print("大了")</text:h>
      <text:h text:style-name="P15" text:outline-level="1"><text:s text:c="4"/>elif input_number &lt; random_number:</text:h>
      <text:h text:style-name="P15" text:outline-level="1"><text:s text:c="8"/>print("小了")</text:h>
      <text:h text:style-name="P15" text:outline-level="1"><text:s text:c="4"/>else:</text:h>
      <text:h text:style-name="P15" text:outline-level="1"><text:s text:c="8"/>print("猜对了，总共猜了" + str(count) + "次")</text:h>
      <text:h text:style-name="P15" text:outline-level="1"><text:s text:c="8"/>break# 退出循环体，不会执行else语句。</text:h>
      <text:h text:style-name="P15" text:outline-level="1">else:# while的条件不满足</text:h>
      <text:h text:style-name="P15" text:outline-level="1"><text:s text:c="4"/># 三次以外</text:h>
      <text:h text:style-name="P30" text:outline-level="1"><text:s text:c="4"/>print("失败")</text:h>
      <text:h text:style-name="P12" text:outline-level="1"/>
      <text:h text:style-name="P15" text:outline-level="1"><text:span text:style-name="T10">############exercise</text:span><text:span text:style-name="T11">1</text:span><text:span text:style-name="T12">6</text:span><text:span text:style-name="T10">.py</text:span></text:h>
      <text:h text:style-name="P12" text:outline-level="1"/>
      <text:h text:style-name="P15" text:outline-level="1">"""</text:h>
      <text:h text:style-name="P15" text:outline-level="1"><text:s text:c="4"/>练习1:在控制台中，获取一个开始值，一个结束值。</text:h>
      <text:h text:style-name="P15" text:outline-level="1"><text:s text:c="8"/>　将中间的数字打印出来。</text:h>
      <text:h text:style-name="P15" text:outline-level="1"><text:s text:c="8"/>例如：开始值3 <text:s/>结束值10</text:h>
      <text:h text:style-name="P15" text:outline-level="1"><text:s text:c="14"/>打印4 <text:s/>5 <text:s/>6 <text:s/>7 <text:s/>8 <text:s/>9</text:h>
      <text:h text:style-name="P15" text:outline-level="1"><text:s text:c="4"/>9:43</text:h>
      <text:h text:style-name="P15" text:outline-level="1">"""</text:h>
      <text:h text:style-name="P15" text:outline-level="1"/>
      <text:h text:style-name="P15" text:outline-level="1">begin = int(input("请输入开始值："))</text:h>
      <text:h text:style-name="P15" text:outline-level="1">end = int(input("请输入结束值："))</text:h>
      <text:h text:style-name="P15" text:outline-level="1"/>
      <text:h text:style-name="P15" text:outline-level="1">while begin &lt; end - 1:</text:h>
      <text:h text:style-name="P15" text:outline-level="1"><text:s text:c="4"/>begin += 1</text:h>
      <text:h text:style-name="P15" text:outline-level="1"><text:s text:c="4"/>print(begin)</text:h>
      <text:h text:style-name="P12" text:outline-level="1"/>
      <text:h text:style-name="P12" text:outline-level="1">############exercise<text:span text:style-name="T9">17</text:span>.py</text:h>
      <text:h text:style-name="P12" text:outline-level="1"/>
      <text:h text:style-name="P15" text:outline-level="1"># 练习:一张纸的厚度是0.01毫米，</text:h>
      <text:h text:style-name="P15" text:outline-level="1"># <text:s/>请计算对折多少次，超过珠穆朗玛峰8844.43米。</text:h>
      <text:h text:style-name="P15" text:outline-level="1"># 10:30</text:h>
      <text:h text:style-name="P15" text:outline-level="1"/>
      <text:h text:style-name="P15" text:outline-level="1"><text:soft-page-break/>thickness = 0.01 / 1000</text:h>
      <text:h text:style-name="P15" text:outline-level="1">count = 0</text:h>
      <text:h text:style-name="P15" text:outline-level="1">while thickness &lt; 8844.43:</text:h>
      <text:h text:style-name="P15" text:outline-level="1"><text:s text:c="4"/>count += 1</text:h>
      <text:h text:style-name="P15" text:outline-level="1"><text:s text:c="4"/>thickness *= 2</text:h>
      <text:h text:style-name="P15" text:outline-level="1"><text:s text:c="4"/># print(thickness)</text:h>
      <text:h text:style-name="P15" text:outline-level="1">print(count)</text:h>
      <text:h text:style-name="P15" text:outline-level="1"/>
      <text:h text:style-name="P12" text:outline-level="1"/>
      <text:h text:style-name="P1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09:07:48.412843726</meta:creation-date>
    <meta:generator>LibreOffice/6.0.7.3$Linux_X86_64 LibreOffice_project/00m0$Build-3</meta:generator>
    <dc:date>2019-06-12T21:03:43.110822639</dc:date>
    <meta:editing-duration>PT8H43M12S</meta:editing-duration>
    <meta:editing-cycles>9</meta:editing-cycles>
    <meta:document-statistic meta:table-count="0" meta:image-count="0" meta:object-count="0" meta:page-count="18" meta:paragraph-count="582" meta:word-count="4187" meta:character-count="10819" meta:non-whitespace-character-count="8469"/>
  </office:meta>
</office:document-meta>
</file>